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e479" officeooo:paragraph-rsid="00131c36"/>
    </style:style>
    <style:style style:name="P2" style:family="paragraph" style:parent-style-name="Standard">
      <style:text-properties officeooo:rsid="001ce479" officeooo:paragraph-rsid="00131c36"/>
    </style:style>
    <style:style style:name="P3" style:family="paragraph" style:parent-style-name="Standard">
      <style:text-properties officeooo:rsid="00225ce3" officeooo:paragraph-rsid="00131c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bliographie :</text:p>
      <text:p text:style-name="P2"/>
      <text:p text:style-name="P2">White paper de Satoshi :</text:p>
      <text:p text:style-name="P2"><text:a xlink:type="simple" xlink:href="https://bitcoin.org/bitcoin.pdf" text:style-name="Internet_20_link" text:visited-style-name="Visited_20_Internet_20_Link">https://bitcoin.org/bitcoin.pdf</text:a></text:p>
      <text:p text:style-name="P3">Pour La Science, n° 434, Décembre 2013</text:p>
      <text:p text:style-name="P2">http://www.pourlascience.fr/ewb_pages/a/article-i-bitcoin-i-la-cryptomonnaie-32413.php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4:30:24.725873964</meta:creation-date>
    <dc:date>2016-06-16T14:30:56.280558948</dc:date>
    <meta:editing-duration>PT30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5" meta:word-count="16" meta:character-count="194" meta:non-whitespace-character-count="183"/>
  </office:meta>
</office:document-meta>
</file>